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, 方正书宋_GBK"/>
    <style:font-face style:name="georgia" svg:font-family="georgia, Verdana, Arial, Helvetica, sans-serif"/>
    <style:font-face style:name="·s²Ó©úÅé" svg:font-family="·s²Ó©úÅé, 方正书宋_GBK"/>
    <style:font-face style:name="宋体" svg:font-family="宋体, SimSun"/>
    <style:font-face style:name="黑体" svg:font-family="黑体, 方正黑体_GBK"/>
    <style:font-face style:name="仿宋_GB2312" svg:font-family="仿宋_GB2312, 正仿宋_GBK" style:font-family-generic="modern"/>
    <style:font-face style:name="楷体_GB2312" svg:font-family="楷体_GB2312, 方正楷体_GBK" style:font-family-generic="modern"/>
    <style:font-face style:name="Arial" svg:font-family="Arial, 'Liberation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88cm" loext:contextual-spacing="false" fo:text-align="justify" style:justify-single-word="false">
        <style:tab-stops>
          <style:tab-stop style:position="13.462cm" style:type="right"/>
        </style:tab-stops>
      </style:paragraph-properties>
    </style:style>
    <style:style style:name="P2" style:family="paragraph" style:parent-style-name="Header">
      <style:paragraph-properties fo:margin-top="0cm" fo:margin-bottom="0.388cm" loext:contextual-spacing="false" fo:text-align="start" style:justify-single-word="false">
        <style:tab-stops>
          <style:tab-stop style:position="-3.852cm" style:type="center"/>
        </style:tab-stops>
      </style:paragraph-properties>
    </style:style>
    <style:style style:name="P3" style:family="paragraph" style:parent-style-name="Standard">
      <style:paragraph-properties fo:margin-left="0cm" fo:margin-right="0.3cm" fo:text-align="end" style:justify-single-word="false" fo:text-indent="0cm" style:auto-text-indent="false">
        <style:tab-stops>
          <style:tab-stop style:position="0.3cm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>
        <style:tab-stops>
          <style:tab-stop style:position="0.3cm"/>
        </style:tab-stops>
      </style:paragraph-properties>
    </style:style>
    <style:style style:name="P6" style:family="paragraph" style:parent-style-name="Standard">
      <style:paragraph-properties fo:line-height="0.363cm"/>
    </style:style>
    <style:style style:name="P7" style:family="paragraph" style:parent-style-name="Standard">
      <style:paragraph-properties fo:margin-left="0.3cm" fo:margin-right="0cm" fo:text-align="start" style:justify-single-word="false" fo:text-indent="0cm" style:auto-text-indent="false">
        <style:tab-stops>
          <style:tab-stop style:position="0.3cm"/>
        </style:tab-stops>
      </style:paragraph-properties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10" style:family="paragraph" style:parent-style-name="Footer">
      <style:paragraph-properties fo:margin-left="0cm" fo:margin-right="0.635cm" fo:text-indent="0.635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11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paragraph-rsid="00168954"/>
    </style:style>
    <style:style style:name="P12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paragraph-rsid="002c7654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6468e" officeooo:paragraph-rsid="0036468e"/>
    </style:style>
    <style:style style:name="P14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8f777" officeooo:paragraph-rsid="0038f777"/>
    </style:style>
    <style:style style:name="P15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8f777" officeooo:paragraph-rsid="00442d81"/>
    </style:style>
    <style:style style:name="P16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8f777" officeooo:paragraph-rsid="004b3729"/>
    </style:style>
    <style:style style:name="P17" style:family="paragraph" style:parent-style-name="单位">
      <style:paragraph-properties fo:margin-left="0cm" fo:margin-right="0cm" fo:text-indent="0cm" style:auto-text-indent="false"/>
      <style:text-properties officeooo:paragraph-rsid="0036468e"/>
    </style:style>
    <style:style style:name="P18" style:family="paragraph" style:parent-style-name="单位">
      <style:paragraph-properties fo:margin-left="0cm" fo:margin-right="0cm" fo:text-indent="0cm" style:auto-text-indent="false"/>
      <style:text-properties officeooo:paragraph-rsid="0038f777"/>
    </style:style>
    <style:style style:name="P19" style:family="paragraph" style:parent-style-name="单位">
      <style:paragraph-properties fo:margin-left="0.217cm" fo:margin-right="0cm" fo:text-indent="-0.217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6468e" officeooo:paragraph-rsid="0036468e"/>
    </style:style>
    <style:style style:name="P21" style:family="paragraph" style:parent-style-name="Text_20_body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7ca175" officeooo:paragraph-rsid="007ca175"/>
    </style:style>
    <style:style style:name="P22" style:family="paragraph" style:parent-style-name="Heading_20_1">
      <style:paragraph-properties>
        <style:tab-stops>
          <style:tab-stop style:position="0.561cm"/>
          <style:tab-stop style:position="0.635cm"/>
        </style:tab-stops>
      </style:paragraph-properties>
      <style:text-properties officeooo:rsid="0037dbce" officeooo:paragraph-rsid="0037dbce"/>
    </style:style>
    <style:style style:name="P23" style:family="paragraph" style:parent-style-name="Heading_20_1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8f777" officeooo:paragraph-rsid="0038f777"/>
    </style:style>
    <style:style style:name="P24" style:family="paragraph" style:parent-style-name="Heading_20_1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6468e" officeooo:paragraph-rsid="0036468e"/>
    </style:style>
    <style:style style:name="P25" style:family="paragraph" style:parent-style-name="Heading_20_1">
      <style:paragraph-properties fo:margin-left="0cm" fo:margin-right="0cm" fo:text-indent="0cm" style:auto-text-indent="false">
        <style:tab-stops>
          <style:tab-stop style:position="0.561cm"/>
          <style:tab-stop style:position="0.635cm"/>
        </style:tab-stops>
      </style:paragraph-properties>
      <style:text-properties officeooo:rsid="0036468e" officeooo:paragraph-rsid="007ca175"/>
    </style:style>
    <style:style style:name="P26" style:family="paragraph" style:parent-style-name="单位">
      <style:paragraph-properties fo:margin-left="0cm" fo:margin-right="0cm" fo:text-indent="0cm" style:auto-text-indent="false"/>
      <style:text-properties officeooo:paragraph-rsid="007ca175"/>
    </style:style>
    <style:style style:name="P27" style:family="paragraph" style:parent-style-name="Subtitle" style:master-page-name="Standard">
      <style:paragraph-properties style:page-number="1"/>
    </style:style>
    <style:style style:name="T1" style:family="text">
      <style:text-properties style:font-name-asian="Times New Roman"/>
    </style:style>
    <style:style style:name="T2" style:family="text">
      <style:text-properties officeooo:rsid="000c3d40"/>
    </style:style>
    <style:style style:name="T3" style:family="text">
      <style:text-properties fo:font-variant="normal" fo:text-transform="none" fo:color="#880000" style:font-name="georgia" fo:font-size="19.5pt" fo:letter-spacing="normal" fo:font-style="normal" fo:font-weight="bold"/>
    </style:style>
    <style:style style:name="T4" style:family="text">
      <style:text-properties fo:font-variant="normal" fo:text-transform="none" fo:color="#880000" fo:letter-spacing="normal" style:font-name-asian="georgia" style:font-size-asian="19.5pt" style:font-style-asian="normal" style:font-weight-asian="bold"/>
    </style:style>
    <style:style style:name="T5" style:family="text">
      <style:text-properties officeooo:rsid="0012ae01"/>
    </style:style>
    <style:style style:name="T6" style:family="text">
      <style:text-properties officeooo:rsid="0029ecf3"/>
    </style:style>
    <style:style style:name="T7" style:family="text">
      <style:text-properties officeooo:rsid="002c5598"/>
    </style:style>
    <style:style style:name="T8" style:family="text">
      <style:text-properties officeooo:rsid="003f13a2"/>
    </style:style>
    <style:style style:name="T9" style:family="text">
      <style:text-properties officeooo:rsid="004a0dc5"/>
    </style:style>
    <style:style style:name="T10" style:family="text">
      <style:text-properties officeooo:rsid="00522fbb"/>
    </style:style>
    <style:style style:name="fr1" style:family="graphic" style:parent-style-name="Frame">
      <style:graphic-properties fo:margin-left="0.319cm" fo:margin-right="0cm" style:wrap="dynamic" style:number-wrapped-paragraphs="1" style:vertical-pos="from-top" style:vertical-rel="paragraph" style:horizontal-pos="righ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9cm" fo:margin-right="0.319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Frame">
      <style:graphic-properties style:wrap="dynamic" style:number-wrapped-paragraphs="1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Frame">
      <style:graphic-properties fo:margin-left="0cm" fo:margin-right="0.319cm" style:wrap="dynamic" style:number-wrapped-paragraphs="1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5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作业<text:span text:style-name="T2">3</text:span>: <text:span text:style-name="T3">Aliens</text:span><text:span text:style-name="T4">游戏</text:span></text:h>
      <text:p text:style-name="单位"/>
      <text:p text:style-name="作者">兰方舟（161220059, 38633667@qq.com）</text:p>
      <text:p text:style-name="P19">(南京大学<text:span text:style-name="T1"> </text:span>计算机科学与技术系, 南京210093)</text:p>
      <text:p text:style-name="P18"/>
      <text:h text:style-name="P23" text:outline-level="1"/>
      <text:p text:style-name="P15">这个游戏训练的是一个分类模型.分类的目标一共有四个class，分别是暂停、发射子弹、左移、右移。</text:p>
      <text:p text:style-name="P14">训练的特征包括各个坐标中的内容（怪物、障碍物还是Agent<text:span text:style-name="T8">) ，时间，Agent速度，Agent生命值，Agent类型。</text:span></text:p>
      <text:p text:style-name="P16">一开始,我很奇怪特征选取函数featureExtract中为何对feature<text:span text:style-name="T9">[448]连续进行了四次不同的赋值,而且四次的特征都不相同(时间，Agent速度，Agent生命值，Agent类型).为此我把四个特征分别赋值到了</text:span>feature<text:span text:style-name="T9">[448],</text:span>feature<text:span text:style-name="T9">[449],</text:span>feature<text:span text:style-name="T9">[450],</text:span>feature<text:span text:style-name="T9">[451],发现虽然训练集出现了这些新的特征,训练结果却没有多大变化.后来,我觉得可能是这些特征对于分类并无什么作用,所以代码中就随意处理了.</text:span></text:p>
      <text:h text:style-name="P22" text:outline-level="1"/>
      <text:p text:style-name="P11">首先使用RandomForest模型进行学习。</text:p>
      <text:p text:style-name="P11">具体的，我利用lv<text:span text:style-name="T5">2的数据进行训练，而且在数据产生的时候保证基本都一发命中目标，不给敌人留下机会。这样一来，学习器很容易可以注意到，在怪物和Agent出现在同一列上时需要进行射击（即4个class中的第二个：class1），其余时候主要暂停不动，或者随意移动。</text:span></text:p>
      <text:p text:style-name="P12">训练结果中显示，分类基本上只限于class<text:span text:style-name="T7">0和class1,并且主要起作用的是class1.具体的，</text:span>class<text:span text:style-name="T6">1的AUC高达0.942，而且class0的也高达0.941。实际在test上运行时，在每一关中都有很大的概率获胜，并且和训练中给的行为模式基本一致。只有偶尔被怪物发出的子弹击中时，才有可能会死掉。</text:span></text:p>
      <text:p text:style-name="P17"/>
      <text:h text:style-name="P24" text:outline-level="1"/>
      <text:p text:style-name="P13">其次，我尝试着调整模型参数中的代价矩阵。然而，这个代价矩阵的调整似乎对于分类结果影响不大，因此我最后放弃了这个想法。</text:p>
      <text:p text:style-name="P17"/>
      <text:h text:style-name="P24" text:outline-level="1"/>
      <text:p text:style-name="P13">尝试使用了RandomTree和LogisticRegression这两种方法,它们在class<text:span text:style-name="T10">1分类上的</text:span>AUC都不到<text:span text:style-name="T10">90%,而且test的效果也不如RandomForest的模型.根据我的了解,LogisticRegression是一种非线性回归的方法,利用特别的回归模型来达到分类的目的.RandomForest则是集成学习的方法,利用决策树桩的弱分类器进行学习.而RandomTree可能和决策树差不多.可以看到,RandomForest的模型有900多KB,而另外两个模型只有100多KB,而从不同类型的test看来RandomForest并未有明显的过拟合,表现都很不错,而另外两个模型可能学习的还不太充分.</text:span></text:p>
      <text:p text:style-name="P26"><text:soft-page-break/></text:p>
      <text:h text:style-name="P25" text:outline-level="1"/>
      <text:p text:style-name="P21">最后,对于进一步提高学习性能的问题,我觉得不太容易.目前的模型已经有了较好的结果,和我自己手动玩的最好结果差不多.由于训练的模型没有经过穷竭搜索之类的方法,而是只来源于我玩的数据,因此我觉得当前的结果已经可以满意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 Sorts" svg:font-family="'Monotype Sorts', 方正书宋_GBK"/>
    <style:font-face style:name="georgia" svg:font-family="georgia, Verdana, Arial, Helvetica, sans-serif"/>
    <style:font-face style:name="·s²Ó©úÅé" svg:font-family="·s²Ó©úÅé, 方正书宋_GBK"/>
    <style:font-face style:name="宋体" svg:font-family="宋体, SimSun"/>
    <style:font-face style:name="黑体" svg:font-family="黑体, 方正黑体_GBK"/>
    <style:font-face style:name="仿宋_GB2312" svg:font-family="仿宋_GB2312, 正仿宋_GBK" style:font-family-generic="modern"/>
    <style:font-face style:name="楷体_GB2312" svg:font-family="楷体_GB2312, 方正楷体_GBK" style:font-family-generic="modern"/>
    <style:font-face style:name="Arial" svg:font-family="Arial, 'Liberation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justify" style:justify-single-word="false" fo:orphans="0" fo:widows="0" fo:keep-with-next="always" style:punctuation-wrap="simple" style:writing-mode="lr-tb"/>
      <style:text-properties style:use-window-font-color="true" style:font-name="Liberation Sans" fo:font-family="'Liberation Sans'" style:font-family-generic="swiss" style:font-pitch="variable" fo:font-size="14pt" fo:language="en" fo:country="US" style:letter-kerning="true" style:font-name-asian="SimSun" style:font-family-asian="SimSun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0" fo:widows="0" fo:text-indent="0.353cm" style:auto-text-indent="false" style:punctuation-wrap="simple" style:writing-mode="lr-tb">
        <style:tab-stops>
          <style:tab-stop style:position="0.63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paragraph-properties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12pt" style:language-asian="zh" style:country-asian="CN" style:font-name-complex="FreeSans1" style:font-family-complex="FreeSans" style:font-family-generic-complex="swiss" style:font-size-complex="10pt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loext:contextual-spacing="false" fo:text-align="justify" style:justify-single-word="false" fo:orphans="0" fo:widows="0" text:number-lines="false" text:line-number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, SimSun" style:font-size-asian="12pt" style:language-asian="zh" style:country-asian="CN" style:font-style-asian="italic" style:font-name-complex="FreeSans1" style:font-family-complex="FreeSans" style:font-family-generic-complex="swiss" style:font-size-complex="12pt" style:language-complex="ar" style:country-complex="SA" style:font-style-complex="italic"/>
    </style:style>
    <style:style style:name="Index" style:family="paragraph" style:parent-style-name="Standard" style:class="index">
      <style:paragraph-properties fo:text-align="justify" style:justify-single-word="false" fo:orphans="0" fo:widows="0" text:number-lines="false" text:line-number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12pt" style:language-asian="zh" style:country-asian="CN" style:font-name-complex="FreeSans1" style:font-family-complex="FreeSans" style:font-family-generic-complex="swiss" style:font-size-complex="10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82cm" fo:margin-bottom="0.282cm" loext:contextual-spacing="false" fo:text-align="start" style:justify-single-word="false" fo:keep-together="always" fo:orphans="0" fo:widows="0" fo:keep-with-next="always" style:punctuation-wrap="simple" style:vertical-align="baseline" style:writing-mode="lr-tb">
        <style:tab-stops>
          <style:tab-stop style:position="0.56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黑体" style:font-family-asian="黑体, 方正黑体_GBK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8cm" fo:margin-bottom="0.138cm" loext:contextual-spacing="false" fo:text-align="start" style:justify-single-word="false" fo:keep-together="always" fo:orphans="0" fo:widows="0" fo:keep-with-next="always" style:text-autospace="none" style:punctuation-wrap="simple" style:vertical-align="baseline" style:writing-mode="lr-tb">
        <style:tab-stops>
          <style:tab-stop style:position="0.73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黑体" style:font-family-asian="黑体, 方正黑体_GBK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start" style:justify-single-word="false" fo:keep-together="always" fo:orphans="0" fo:widows="0" fo:keep-with-next="always" style:punctuation-wrap="simple" style:writing-mode="lr-tb">
        <style:tab-stops>
          <style:tab-stop style:position="0.99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start" style:justify-single-word="false" fo:keep-together="always" fo:orphans="0" fo:widows="0" fo:keep-with-next="always" style:punctuation-wrap="simple" style:writing-mode="lr-tb">
        <style:tab-stops>
          <style:tab-stop style:position="1.27cm"/>
        </style:tab-stops>
      </style:paragraph-properties>
      <style:text-properties style:use-window-font-color="true" style:font-name="Arial" fo:font-family="Arial, 'Liberation Sans'" style:font-family-generic="swiss" fo:font-size="9pt" fo:language="en" fo:country="US" style:letter-kerning="true" style:font-name-asian="黑体" style:font-family-asian="黑体, 方正黑体_GBK" style:font-size-asian="9pt" style:language-asian="zh" style:country-asian="CN" style:font-name-complex="Arial" style:font-family-complex="Arial, 'Liberation Sans'" style:font-family-generic-complex="swiss" style:font-size-complex="10pt" style:language-complex="ar" style:country-complex="S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94cm" fo:margin-bottom="0.512cm" loext:contextual-spacing="false" fo:line-height="156%" fo:text-align="justify" style:justify-single-word="false" fo:keep-together="always" fo:orphans="0" fo:widows="0" fo:keep-with-next="always" style:punctuation-wrap="simple" style:writing-mode="lr-tb">
        <style:tab-stops>
          <style:tab-stop style:position="1.77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en" fo:country="US" fo:font-weight="bold" style:letter-kerning="true" style:font-name-asian="宋体" style:font-family-asian="宋体, SimSun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13cm" loext:contextual-spacing="false" fo:text-align="start" style:justify-single-word="false" fo:keep-together="always" fo:orphans="0" fo:widows="0" fo:keep-with-next="always" style:punctuation-wrap="simple" style:writing-mode="lr-tb">
        <style:tab-stops>
          <style:tab-stop style:position="2.03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13cm" loext:contextual-spacing="false" fo:line-height="133%" fo:text-align="justify" style:justify-single-word="false" fo:keep-together="always" fo:orphans="0" fo:widows="0" fo:keep-with-next="always" style:punctuation-wrap="simple" style:writing-mode="lr-tb">
        <style:tab-stops>
          <style:tab-stop style:position="2.28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宋体" style:font-family-asian="宋体, SimSun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13cm" loext:contextual-spacing="false" fo:line-height="133%" fo:text-align="justify" style:justify-single-word="false" fo:keep-together="always" fo:orphans="0" fo:widows="0" fo:keep-with-next="always" style:punctuation-wrap="simple" style:writing-mode="lr-tb">
        <style:tab-stops>
          <style:tab-stop style:position="2.54cm"/>
        </style:tab-stops>
      </style:paragraph-properties>
      <style:text-properties style:use-window-font-color="true" style:font-name="Arial" fo:font-family="Arial, 'Liberation Sans'" style:font-family-generic="swiss" fo:font-size="12pt" fo:language="en" fo:country="US" style:letter-kerning="true" style:font-name-asian="黑体" style:font-family-asian="黑体, 方正黑体_GBK" style:font-size-asian="12pt" style:language-asian="zh" style:country-asian="CN" style:font-name-complex="Arial" style:font-family-complex="Arial, 'Liberation Sans'" style:font-family-generic-complex="swiss" style:font-size-complex="10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13cm" loext:contextual-spacing="false" fo:line-height="133%" fo:text-align="justify" style:justify-single-word="false" fo:keep-together="always" fo:orphans="0" fo:widows="0" fo:keep-with-next="always" style:punctuation-wrap="simple" style:writing-mode="lr-tb">
        <style:tab-stops>
          <style:tab-stop style:position="2.794cm"/>
        </style:tab-stops>
      </style:paragraph-properties>
      <style:text-properties style:use-window-font-color="true" style:font-name="Arial" fo:font-family="Arial, 'Liberation Sans'" style:font-family-generic="swiss" fo:font-size="9pt" fo:language="en" fo:country="US" style:letter-kerning="true" style:font-name-asian="黑体" style:font-family-asian="黑体, 方正黑体_GBK" style:font-size-asian="9pt" style:language-asian="zh" style:country-asian="CN" style:font-name-complex="Arial" style:font-family-complex="Arial, 'Liberation Sans'" style:font-family-generic-complex="swiss" style:font-size-complex="10pt" style:language-complex="ar" style:country-complex="SA"/>
    </style:style>
    <style:style style:name="Footnote" style:family="paragraph" style:parent-style-name="Standard" style:next-style-name="脚注文本1" style:class="extra">
      <style:paragraph-properties fo:margin-left="0cm" fo:margin-right="0cm" fo:margin-top="0.212cm" fo:margin-bottom="0cm" loext:contextual-spacing="false" fo:line-height="130%" fo:text-align="justify" style:justify-single-word="false" fo:orphans="0" fo:widows="0" fo:text-indent="0.471cm" style:auto-text-indent="false" style:punctuation-wrap="simple" style:snap-to-layout-grid="false" style:writing-mode="lr-tb">
        <style:tab-stops>
          <style:tab-stop style:position="0.82cm"/>
        </style:tab-stops>
      </style:paragraph-properties>
      <style:text-properties style:use-window-font-color="true" style:font-name="Times New Roman" fo:font-family="'Times New Roman'" style:font-family-generic="roman" style:font-pitch="variable" fo:font-size="7.5pt" fo:language="en" fo:country="US" style:letter-kerning="true" style:font-name-asian="宋体" style:font-family-asian="宋体, SimSun" style:font-size-asian="7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题注" style:family="paragraph" style:parent-style-name="Standard" style:next-style-name="Standard">
      <style:paragraph-properties fo:margin-top="0.268cm" fo:margin-bottom="0.282cm" loext:contextual-spacing="false" fo:text-align="justify" style:justify-single-word="false" fo:orphans="0" fo:widows="0" style:punctuation-wrap="simple" style:writing-mode="lr-tb"/>
      <style:text-properties style:use-window-font-color="true" style:font-name="Arial" fo:font-family="Arial, 'Liberation Sans'" style:font-family-generic="swiss" fo:font-size="9pt" fo:language="en" fo:country="US" style:letter-kerning="true" style:font-name-asian="黑体" style:font-family-asian="黑体, 方正黑体_GBK" style:font-size-asian="9pt" style:language-asian="zh" style:country-asian="CN" style:font-name-complex="Arial" style:font-family-complex="Arial, 'Liberation Sans'" style:font-family-generic-complex="swiss" style:font-size-complex="10pt" style:language-complex="ar" style:country-complex="SA"/>
    </style:style>
    <style:style style:name="定理" style:family="paragraph" style:parent-style-name="Text_20_body" style:next-style-name="Text_20_body">
      <style:paragraph-properties fo:text-align="justify" style:justify-single-word="false" fo:orphans="0" fo:widows="0" style:punctuation-wrap="simple" style:writing-mode="lr-tb">
        <style:tab-stops>
          <style:tab-stop style:position="0.63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黑体" style:font-family-asian="黑体, 方正黑体_GBK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证明" style:family="paragraph" style:parent-style-name="定理">
      <style:paragraph-properties fo:text-align="justify" style:justify-single-word="false" fo:orphans="0" fo:widows="0" style:punctuation-wrap="simple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仿宋_GB2312" style:font-family-asian="仿宋_GB2312, 正仿宋_GBK" style:font-family-generic-asian="moder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正文文本_20_2" style:display-name="正文文本 2" style:family="paragraph" style:parent-style-name="Standard">
      <style:paragraph-properties style:line-height-at-least="0cm" fo:text-align="center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7.5pt" fo:language="en" fo:country="US" style:letter-kerning="true" style:font-name-asian="宋体" style:font-family-asian="宋体, SimSun" style:font-size-asian="7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of_20_Reference_20_1" style:display-name="Text of Reference 1" style:family="paragraph" style:list-style-name="WW8Num3">
      <style:paragraph-properties fo:line-height="0.459cm" fo:text-align="justify" style:justify-single-word="false" fo:orphans="2" fo:widows="2" style:punctuation-wrap="simple" style:writing-mode="lr-tb">
        <style:tab-stops>
          <style:tab-stop style:position="0.737cm"/>
        </style:tab-stops>
      </style:paragraph-properties>
      <style:text-properties style:use-window-font-color="true" style:font-name="Times New Roman" fo:font-family="'Times New Roman'" style:font-family-generic="roman" style:font-pitch="variable" fo:font-size="7.5pt" fo:language="en" fo:country="US" style:letter-kerning="true" style:font-name-asian="宋体" style:font-family-asian="宋体, SimSun" style:font-size-asian="7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of_20_Reference" style:display-name="Text of Reference" style:family="paragraph" style:list-style-name="WW8Num2">
      <style:paragraph-properties fo:line-height="0.459cm" fo:text-align="justify" style:justify-single-word="false" fo:orphans="2" fo:widows="2" style:punctuation-wrap="simple" style:writing-mode="lr-tb">
        <style:tab-stops>
          <style:tab-stop style:position="0.7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7.5pt" fo:language="en" fo:country="US" style:letter-kerning="true" style:font-name-asian="宋体" style:font-family-asian="宋体, SimSun" style:font-size-asian="7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of_20_中文参考文献" style:display-name="Text of 中文参考文献" style:family="paragraph" style:parent-style-name="Text_20_of_20_Reference" style:list-style-name="">
      <style:paragraph-properties fo:margin-left="0.455cm" fo:margin-right="0cm" fo:text-align="justify" style:justify-single-word="false" fo:orphans="0" fo:widows="0" fo:text-indent="-0.455cm" style:auto-text-indent="false" style:punctuation-wrap="simple" style:writing-mode="lr-tb">
        <style:tab-stops>
          <style:tab-stop style:position="0.61cm"/>
          <style:tab-stop style:position="0.7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摘要" style:family="paragraph" style:parent-style-name="Text_20_body" style:next-style-name="关键词">
      <style:paragraph-properties fo:margin-left="0cm" fo:margin-right="0cm" fo:text-align="justify" style:justify-single-word="false" fo:orphans="0" fo:widows="0" fo:text-indent="0cm" style:auto-text-indent="false" style:punctuation-wrap="simple" style:writing-mode="lr-tb">
        <style:tab-stops>
          <style:tab-stop style:position="0.63cm"/>
          <style:tab-stop style:position="1.4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楷体_GB2312" style:font-family-asian="楷体_GB2312, 方正楷体_GBK" style:font-family-generic-asian="moder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关键词" style:family="paragraph" style:parent-style-name="摘要" style:next-style-name="分类号">
      <style:paragraph-properties fo:margin-left="0.757cm" fo:margin-right="0cm" fo:text-align="justify" style:justify-single-word="false" fo:orphans="0" fo:widows="0" fo:text-indent="-0.757cm" style:auto-text-indent="false" style:punctuation-wrap="simple" style:writing-mode="lr-tb">
        <style:tab-stops>
          <style:tab-stop style:position="0.63cm"/>
          <style:tab-stop style:position="1.4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文前文本" style:family="paragraph" style:parent-style-name="关键词">
      <style:paragraph-properties fo:margin-left="0cm" fo:margin-right="0cm" fo:text-align="justify" style:justify-single-word="false" fo:orphans="0" fo:widows="0" fo:text-indent="0cm" style:auto-text-indent="false" style:punctuation-wrap="simple" style:writing-mode="lr-tb">
        <style:tab-stops>
          <style:tab-stop style:position="0.63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楷体_GB2312" style:font-family-asian="楷体_GB2312, 方正楷体_GBK" style:font-family-generic-asian="modern" style:font-size-asian="9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作者" style:family="paragraph" style:parent-style-name="Standard" style:next-style-name="单位">
      <style:paragraph-properties fo:margin-top="0.282cm" fo:margin-bottom="0.423cm" loext:contextual-spacing="false" style:line-height-at-least="0cm"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仿宋_GB2312" style:font-family-asian="仿宋_GB2312, 正仿宋_GBK" style:font-family-generic-asian="modern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style:text-scale="66%"/>
    </style:style>
    <style:style style:name="单位" style:family="paragraph">
      <style:paragraph-properties fo:margin-left="0.123cm" fo:margin-right="0cm" fo:text-align="justify" style:justify-single-word="false" fo:orphans="2" fo:widows="2" fo:text-indent="-0.123c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8.5pt" fo:language="en" fo:country="US" style:letter-kerning="true" style:font-name-asian="宋体" style:font-family-asian="宋体, SimSun" style:font-size-asian="8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part.Correspond.http" style:family="paragraph" style:parent-style-name="单位">
      <style:paragraph-properties fo:margin-left="0.116cm" fo:margin-right="0cm" fo:text-align="justify" style:justify-single-word="false" fo:orphans="0" fo:widows="0" fo:text-indent="-0.116c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宋体" style:font-family-asian="宋体, SimSun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/>
    </style:style>
    <style:style style:name="Date1" style:family="paragraph" style:parent-style-name="Depart.Correspond.http" style:next-style-name="Information">
      <style:paragraph-properties fo:margin-top="0cm" fo:margin-bottom="0.423cm" loext:contextual-spacing="false"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ference" style:family="paragraph" style:parent-style-name="Standard" style:next-style-name="Text_20_of_20_Reference" style:default-outline-level="1" style:list-style-name="">
      <style:paragraph-properties fo:margin-top="0.494cm" fo:margin-bottom="0cm" loext:contextual-spacing="false" fo:text-align="start" style:justify-single-word="false" fo:orphans="0" fo:widows="0" style:punctuation-wrap="simple" style:snap-to-layout-grid="fals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黑体" style:font-family-asian="黑体, 方正黑体_GBK" style:font-size-asian="9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中文参考文献" style:family="paragraph" style:parent-style-name="Reference" style:next-style-name="Text_20_body">
      <style:paragraph-properties fo:margin-top="0.423cm" fo:margin-bottom="0cm" loext:contextual-spacing="false"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normal" style:letter-kerning="true" style:font-name-asian="宋体" style:font-family-asian="宋体, SimSun" style:font-size-asian="9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表名" style:family="paragraph" style:parent-style-name="Standard">
      <style:paragraph-properties fo:margin-top="0cm" fo:margin-bottom="0.212cm" loext:contextual-spacing="false"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respond" style:family="paragraph" style:parent-style-name="Depart.Correspond.http" style:next-style-name="Standard">
      <style:paragraph-properties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宋体" style:font-family-asian="宋体, SimSun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 style:line-height-at-least="0.423cm" fo:text-align="start" style:justify-single-word="false" fo:orphans="0" fo:widows="0" style:text-autospace="none" style:punctuation-wrap="simple" style:vertical-align="baseline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·s²Ó©úÅé" style:font-family-asian="·s²Ó©úÅé, 方正书宋_GBK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分类号" style:family="paragraph" style:parent-style-name="Date1" style:next-style-name="Text_20_body">
      <style:paragraph-properties fo:margin-left="0cm" fo:margin-right="0cm" fo:margin-top="0cm" fo:margin-bottom="0.564cm" loext:contextual-spacing="false" fo:text-align="justify" style:justify-single-word="false" fo:orphans="0" fo:widows="0" fo:text-indent="0cm" style:auto-text-indent="false" style:punctuation-wrap="simple" style:writing-mode="lr-tb">
        <style:tab-stops>
          <style:tab-stop style:position="2.175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黑体" style:font-family-asian="黑体, 方正黑体_GBK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致谢" style:family="paragraph" style:parent-style-name="定理" style:next-style-name="Reference">
      <style:paragraph-properties fo:margin-left="0cm" fo:margin-right="0cm" fo:margin-top="0.55cm" fo:margin-bottom="0cm" loext:contextual-spacing="false" fo:text-align="justify" style:justify-single-word="false" fo:orphans="0" fo:widows="0" fo:text-indent="0cm" style:auto-text-indent="false" style:punctuation-wrap="simple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Subtitle" style:family="paragraph" style:parent-style-name="Standard" style:next-style-name="作者" style:default-outline-level="1" style:list-style-name="" style:class="chapter">
      <style:paragraph-properties fo:margin-top="0.564cm" fo:margin-bottom="0cm" loext:contextual-spacing="false"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8pt" fo:language="en" fo:country="US" style:letter-kerning="true" style:font-name-asian="黑体" style:font-family-asian="黑体, 方正黑体_GBK" style:font-size-asian="1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nformation" style:family="paragraph" style:parent-style-name="Date1" style:next-style-name="Abstract">
      <style:paragraph-properties fo:margin-left="0cm" fo:margin-right="0cm" fo:text-align="justify" style:justify-single-word="false" fo:orphans="0" fo:widows="0" fo:text-indent="0c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宋体" style:font-family-asian="宋体, SimSun" style:font-size-asian="9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Header" style:family="paragraph" style:parent-style-name="Standard" style:class="extra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punctuation-wrap="simple" style:snap-to-layout-grid="fals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首页页眉" style:family="paragraph" style:parent-style-name="Header">
      <style:paragraph-properties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ame" style:family="paragraph" style:parent-style-name="作者" style:next-style-name="Depart.Correspond.http">
      <style:paragraph-properties fo:margin-top="0.388cm" fo:margin-bottom="0.318cm" loext:contextual-spacing="false" fo:text-align="start" style:justify-single-word="false" fo:orphans="0" fo:widows="0" fo:keep-with-next="always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style:text-scale="100%"/>
    </style:style>
    <style:style style:name="Title1" style:family="paragraph" style:parent-style-name="Standard" style:next-style-name="Name" style:default-outline-level="1" style:list-style-name="">
      <style:paragraph-properties fo:margin-top="0.423cm" fo:margin-bottom="0.176cm" loext:contextual-spacing="false" fo:text-align="justify" style:justify-single-word="false" fo:keep-together="always" fo:orphans="0" fo:widows="0" fo:keep-with-next="always" style:punctuation-wrap="simple" style:snap-to-layout-grid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黑体" style:font-family-asian="黑体, 方正黑体_GBK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tp_28_中_29_" style:display-name="http(中)" style:family="paragraph" style:parent-style-name="Standard" style:next-style-name="Standard">
      <style:paragraph-properties fo:margin-top="0cm" fo:margin-bottom="0.353cm" loext:contextual-spacing="false" fo:text-align="justify" style:justify-single-word="false" fo:orphans="2" fo:widows="2" style:punctuation-wrap="hanging" style:writing-mode="lr-tb"/>
      <style:text-properties style:use-window-font-color="true" style:font-name="Times New Roman" fo:font-family="'Times New Roman'" style:font-family-generic="roman" style:font-pitch="variable" fo:font-size="7.5pt" fo:language="en" fo:country="US" style:letter-kerning="true" style:font-name-asian="宋体" style:font-family-asian="宋体, SimSun" style:font-size-asian="7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Key_20_words" style:display-name="Key words" style:family="paragraph" style:parent-style-name="Standard" style:next-style-name="摘要">
      <style:paragraph-properties fo:margin-left="1.115cm" fo:margin-right="0cm" fo:margin-top="0cm" fo:margin-bottom="0.512cm" loext:contextual-spacing="false" fo:text-align="justify" style:justify-single-word="false" fo:orphans="0" fo:widows="0" fo:text-indent="-1.115cm" style:auto-text-indent="false" style:punctuation-wrap="simple" style:writing-mode="lr-tb">
        <style:tab-stops>
          <style:tab-stop style:position="2.074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楷体_GB2312" style:font-family-asian="楷体_GB2312, 方正楷体_GBK" style:font-family-generic-asian="moder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of_20_中文参考文献_ff11_" style:display-name="Text of 中文参考文献１" style:family="paragraph" style:parent-style-name="Text_20_of_20_中文参考文献">
      <style:paragraph-properties fo:text-align="justify" style:justify-single-word="false" fo:orphans="0" fo:widows="0" style:punctuation-wrap="simple" style:writing-mode="lr-tb">
        <style:tab-stops>
          <style:tab-stop style:position="0.138cm"/>
          <style:tab-stop style:position="0.61cm"/>
          <style:tab-stop style:position="0.739cm"/>
          <style:tab-stop style:position="0.748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脚注文本1" style:family="paragraph" style:parent-style-name="Footnote">
      <style:paragraph-properties fo:margin-left="0cm" fo:margin-right="0cm" fo:margin-top="0cm" fo:margin-bottom="0cm" loext:contextual-spacing="false" fo:text-align="justify" style:justify-single-word="false" fo:orphans="0" fo:widows="0" fo:text-indent="0.524cm" style:auto-text-indent="false" style:punctuation-wrap="simple" style:writing-mode="lr-tb">
        <style:tab-stops>
          <style:tab-stop style:position="0.8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bstract" style:family="paragraph" style:next-style-name="Key_20_words">
      <style:paragraph-properties fo:text-align="justify" style:justify-single-word="false" fo:orphans="2" fo:widows="2" style:punctuation-wrap="simple" style:writing-mode="lr-tb">
        <style:tab-stops>
          <style:tab-stop style:position="1.653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楷体_GB2312" style:font-family-asian="楷体_GB2312, 方正楷体_GBK" style:font-family-generic-asian="moder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>
      <style:paragraph-properties fo:text-align="justify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0" style:family="text">
      <style:text-properties style:use-window-font-color="true" style:font-name="Times New Roman" fo:font-family="'Times New Roman'" style:font-family-generic="roman" style:font-pitch="variable" fo:font-size="10.5pt" fo:language="en" fo:country="US" fo:font-style="normal" fo:font-weight="bold" style:letter-kerning="true" style:font-name-asian="宋体" style:font-family-asian="宋体, SimSun" style:font-size-asian="10.5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1" style:family="text">
      <style:text-properties style:use-window-font-color="true" style:font-name="Times New Roman" fo:font-family="'Times New Roman'" style:font-family-generic="roman" style:font-pitch="variable" fo:font-size="9pt" fo:language="en" fo:country="US" fo:font-style="normal" fo:font-weight="bold" style:letter-kerning="true" style:font-name-asian="宋体" style:font-family-asian="宋体, SimSun" style:font-size-asian="9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2" style:family="text">
      <style:text-properties style:use-window-font-color="true" style:font-name="Times New Roman" fo:font-family="'Times New Roman'" style:font-family-generic="roman" style:font-pitch="variable" fo:font-size="9pt" fo:language="en" fo:country="US" fo:font-style="normal" fo:font-weight="normal" style:letter-kerning="true" style:font-name-asian="宋体" style:font-family-asian="宋体, SimSun" style:font-size-asian="9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4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0" style:family="text">
      <style:text-properties style:use-window-font-color="true" style:font-name="Times New Roman" fo:font-family="'Times New Roman'" style:font-family-generic="roman" style:font-pitch="variable" fo:font-size="7.5pt" fo:language="en" fo:country="US" fo:font-style="normal" fo:font-weight="normal" style:letter-kerning="true" style:font-name-asian="宋体" style:font-family-asian="宋体, SimSun" style:font-size-asian="7.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1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2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3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4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5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6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7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8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0" style:family="text">
      <style:text-properties style:use-window-font-color="true" style:font-name="Times New Roman" fo:font-family="'Times New Roman'" style:font-family-generic="roman" style:font-pitch="variable" fo:font-size="7.5pt" fo:language="en" fo:country="US" fo:font-style="normal" fo:font-weight="normal" style:letter-kerning="true" style:font-name-asian="宋体" style:font-family-asian="宋体, SimSun" style:font-size-asian="7.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1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2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3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4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5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6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7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3z8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默认段落字体" style:family="text"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ndnote_20_Symbol" style:display-name="Endnote Symbol" style:family="text">
      <style:text-properties style:use-window-font-color="true" style:text-position="super 58%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rong_20_Emphasis" style:display-name="Strong Emphasis" style:family="text"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true" style:font-name-asian="宋体" style:font-family-asian="宋体, SimSun" style:font-size-asian="9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Footnote_20_Symbol" style:display-name="Footnote Symbol" style:family="text">
      <style:text-properties style:use-window-font-color="true" style:text-position="0% 100%" style:font-name="Monotype Sorts" fo:font-family="'Monotype Sorts', 方正书宋_GBK" fo:font-size="5.5pt" fo:letter-spacing="normal" fo:language="en" fo:country="US" style:letter-kerning="true" style:font-name-asian="宋体" style:font-family-asian="宋体, SimSun" style:font-size-asian="5.5pt" style:language-asian="zh" style:country-asian="CN" style:font-name-complex="Monotype Sorts" style:font-family-complex="'Monotype Sorts', 方正书宋_GBK" style:font-size-complex="10pt" style:language-complex="ar" style:country-complex="SA" style:text-scale="100%"/>
    </style:style>
    <style:style style:name="Internet_20_link" style:display-name="Internet link" style:family="text">
      <style:text-properties fo:color="#0000ff" style:font-name="Times New Roman" fo:font-family="'Times New Roman'" style:font-family-generic="roman" style:font-pitch="variable" fo:font-size="9pt" fo:language="en" fo:country="US" style:letter-kerning="true" style:font-name-asian="宋体" style:font-family-asian="宋体, SimSun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style:writing-mode="lr-tb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style:writing-mode="lr-tb"/>
    </style:style>
    <text:outline-style style:name="Outline">
      <text:outline-level-style text:level="1" text:style-name="WW8Num1z0" style:num-suffix=" 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 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1" style:num-suffix=" 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 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 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 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1" style:num-suffix=" 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[" style:num-suffix="]  " style:num-format="1">
        <style:list-level-properties text:list-level-position-and-space-mode="label-alignment" fo:text-align="end">
          <style:list-level-label-alignment text:label-followed-by="listtab" fo:text-indent="-0.139cm" fo:margin-left="0.739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[" style:num-suffix="]  " style:num-format="1">
        <style:list-level-properties text:list-level-position-and-space-mode="label-alignment" fo:text-align="end">
          <style:list-level-label-alignment text:label-followed-by="listtab" fo:text-indent="-0.037cm" fo:margin-left="0.73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88cm" loext:contextual-spacing="false" fo:text-align="justify" style:justify-single-word="false">
        <style:tab-stops>
          <style:tab-stop style:position="13.462cm" style:type="right"/>
        </style:tab-stops>
      </style:paragraph-properties>
    </style:style>
    <style:style style:name="MP2" style:family="paragraph" style:parent-style-name="Standard">
      <style:paragraph-properties fo:margin-left="0cm" fo:margin-right="0.3cm" fo:text-align="end" style:justify-single-word="false" fo:text-indent="0cm" style:auto-text-indent="false">
        <style:tab-stops>
          <style:tab-stop style:position="0.3cm"/>
        </style:tab-stops>
      </style:paragraph-properties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line-height="0.363cm"/>
    </style:style>
    <style:style style:name="MP5" style:family="paragraph" style:parent-style-name="Header">
      <style:paragraph-properties fo:margin-top="0cm" fo:margin-bottom="0.388cm" loext:contextual-spacing="false" fo:text-align="start" style:justify-single-word="false">
        <style:tab-stops>
          <style:tab-stop style:position="-3.852cm" style:type="center"/>
        </style:tab-stops>
      </style:paragraph-properties>
    </style:style>
    <style:style style:name="MP6" style:family="paragraph" style:parent-style-name="Standard">
      <style:paragraph-properties fo:margin-left="0.3cm" fo:margin-right="0cm" fo:text-align="start" style:justify-single-word="false" fo:text-indent="0cm" style:auto-text-indent="false">
        <style:tab-stops>
          <style:tab-stop style:position="0.3cm"/>
        </style:tab-stops>
      </style:paragraph-properties>
    </style:style>
    <style:style style:name="MP7" style:family="paragraph" style:parent-style-name="Standard">
      <style:paragraph-properties fo:text-align="end" style:justify-single-word="false">
        <style:tab-stops>
          <style:tab-stop style:position="0.3cm"/>
        </style:tab-stops>
      </style:paragraph-properties>
    </style:style>
    <style:style style:name="MP8" style:family="paragraph" style:parent-style-name="Footer">
      <style:paragraph-properties fo:margin-left="0cm" fo:margin-right="0.635cm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10" style:family="paragraph" style:parent-style-name="Footer">
      <style:paragraph-properties fo:margin-left="0cm" fo:margin-right="0.635cm" fo:text-indent="0.635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fr1" style:family="graphic" style:parent-style-name="Frame">
      <style:graphic-properties fo:margin-left="0.319cm" fo:margin-right="0cm" style:wrap="dynamic" style:number-wrapped-paragraphs="1" style:vertical-pos="from-top" style:vertical-rel="paragraph" style:horizontal-pos="righ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Frame">
      <style:graphic-properties fo:margin-left="0.319cm" fo:margin-right="0.319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Frame">
      <style:graphic-properties fo:margin-left="0cm" fo:margin-right="0.319cm" style:wrap="dynamic" style:number-wrapped-paragraphs="1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Mfr5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18.415cm" fo:page-height="26cm" style:num-format="1" style:print-orientation="portrait" fo:margin-top="1.3cm" fo:margin-bottom="1cm" fo:margin-left="1.45cm" fo:margin-right="1.45cm" style:writing-mode="lr-tb" style:layout-grid-color="#c0c0c0" style:layout-grid-lines="47" style:layout-grid-base-height="0.503cm" style:layout-grid-ruby-height="0cm" style:layout-grid-mode="both" style:layout-grid-ruby-below="false" style:layout-grid-print="false" style:layout-grid-display="false" style:layout-grid-base-width="0.328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6" text:anchor-type="paragraph" svg:y="-0.099cm" draw:z-index="0"><draw:text-box fo:min-height="0.4cm" fo:min-width="0.041cm"><text:p text:style-name="MP2"><text:page-number text:select-page="current">0</text:page-number></text:p></draw:text-box></draw:frame></text:p>
      </style:header>
      <style:header-first>
        <text:p text:style-name="首页页眉"><draw:frame draw:style-name="Mfr1" draw:name="Frame1" text:anchor-type="paragraph" svg:y="-0.039cm" svg:width="2.251cm" draw:z-index="0"><draw:text-box fo:min-height="0.75cm"><text:p text:style-name="MP3"/></draw:text-box></draw:frame><draw:frame draw:style-name="Mfr2" draw:name="Frame2" text:anchor-type="paragraph" svg:x="7.403cm" svg:y="-0.039cm" svg:width="6.001cm" draw:z-index="1"><draw:text-box fo:min-height="0.75cm"><text:p text:style-name="MP4"/></draw:text-box></draw:frame><draw:frame draw:style-name="Mfr3" draw:name="Frame3" text:anchor-type="paragraph" svg:y="-0.039cm" svg:width="4.921cm" draw:z-index="2"><draw:text-box fo:min-height="0.75cm"><text:p text:style-name="Standard"/></draw:text-box></draw:frame></text:p>
      </style:header-first>
      <style:header-left>
        <text:p text:style-name="MP5"><draw:frame draw:style-name="Mfr4" draw:name="Frame7" text:anchor-type="paragraph" svg:y="-0.099cm" draw:z-index="3"><draw:text-box fo:min-height="0.4cm" fo:min-width="0.041cm"><text:p text:style-name="MP6"><text:page-number text:select-page="current">2</text:page-number></text:p></draw:text-box></draw:frame><draw:frame draw:style-name="Mfr1" draw:name="Frame8" text:anchor-type="paragraph" svg:y="-0.108cm" svg:width="7.001cm" draw:z-index="4"><draw:text-box fo:min-height="0.4cm"><text:p text:style-name="MP7">   </text:p></draw:text-box></draw:frame></text:p>
      </style:header-left>
      <style:footer>
        <text:p text:style-name="MP8"><draw:frame draw:style-name="Mfr5" draw:name="Frame4" text:anchor-type="paragraph" svg:y="0.002cm" draw:z-index="0"><draw:text-box fo:min-height="0.058cm" fo:min-width="0.041cm"><text:p text:style-name="MP9"/></draw:text-box></draw:frame></text:p>
      </style:footer>
      <style:footer-first>
        <text:p text:style-name="MP10"/>
      </style:footer-first>
      <style:footer-left>
        <text:p text:style-name="MP8"><draw:frame draw:style-name="Mfr5" draw:name="Frame5" text:anchor-type="paragraph" svg:y="0.002cm" draw:z-index="5"><draw:text-box fo:min-height="0.058cm" fo:min-width="0.041cm"><text:p text:style-name="MP9"/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作业1: Bait游戏</dc:title>
    <meta:creation-date>2018-04-28T21:31:16.604035385</meta:creation-date>
    <dc:date>2018-04-28T22:08:34.727530632</dc:date>
    <meta:editing-cycles>112</meta:editing-cycles>
    <meta:editing-duration>P17DT6H14M16S</meta:editing-duration>
    <meta:generator>LibreOffice/5.1.6.2$Linux_X86_64 LibreOffice_project/10m0$Build-2</meta:generator>
    <meta:document-statistic meta:table-count="0" meta:image-count="0" meta:object-count="0" meta:page-count="2" meta:paragraph-count="20" meta:word-count="858" meta:character-count="1209" meta:non-whitespace-character-count="1191"/>
    <meta:user-defined meta:name="KSOProductBuildVer">2052-8.1.0.3724</meta:user-defined>
  </office:meta>
</office:document-meta>
</file>